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ectures-title">
      <style:graphic-properties draw:auto-grow-height="true" fo:min-height="3.507cm"/>
    </style:style>
    <style:style style:name="pr2" style:family="presentation" style:parent-style-name="lectures-notes">
      <style:graphic-properties draw:fill-color="#ffffff" fo:min-height="12.322cm"/>
    </style:style>
    <style:style style:name="pr3" style:family="presentation" style:parent-style-name="lectures-title">
      <style:graphic-properties fo:min-height="3.073cm"/>
    </style:style>
    <style:style style:name="pr4" style:family="presentation" style:parent-style-name="lectures-subtitle">
      <style:graphic-properties draw:fill-color="#ffffff" fo:min-height="16.558cm"/>
    </style:style>
    <style:style style:name="pr5" style:family="presentation" style:parent-style-name="lectures-notes">
      <style:graphic-properties draw:fill-color="#ffffff" draw:auto-grow-height="true" fo:min-height="12.57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s" presentation:presentation-page-layout-name="AL1T19">
        <draw:frame presentation:style-name="pr1" draw:layer="layout" svg:width="25.199cm" svg:height="3.507cm" svg:x="1.5cm" svg:y="8.993cm" presentation:class="title" presentation:user-transformed="true">
          <draw:text-box>
            <text:p>Именование в распределенных системах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ectures" presentation:presentation-page-layout-name="AL2T0">
        <draw:frame presentation:style-name="pr3" draw:layer="layout" svg:width="26.971cm" svg:height="3.073cm" svg:x="0.512cm" svg:y="0.469cm" presentation:class="title" presentation:placeholder="true" presentation:user-transformed="true">
          <draw:text-box/>
        </draw:frame>
        <draw:frame presentation:style-name="pr4" draw:text-style-name="P1" draw:layer="layout" svg:width="27.013cm" svg:height="16.558cm" svg:x="0.512cm" svg:y="4.0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1" draw:fill="none" draw:fill-gradient-name="Gradient_20_7" draw:fill-hatch-name="Hatch_20_1" draw:fill-image-name="Bitmape_20_1" draw:fill-image-width="0cm" draw:fill-image-height="0cm"/>
      <style:paragraph-properties fo:text-align="center">
        <style:tab-stops/>
      </style:paragraph-properties>
      <style:text-properties fo:font-family="'Times New Roman'" style:font-style-name="Normal" style:font-family-generic="roman" style:font-pitch="variable" fo:font-size="36pt" style:text-underline-style="solid" style:text-underline-width="bold" style:text-underline-color="font-color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ectures-background" style:family="presentation">
      <style:graphic-properties draw:stroke="none" draw:fill="none"/>
      <style:text-properties style:letter-kerning="true"/>
    </style:style>
    <style:style style:name="lectur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ectur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ctures-outline1" style:family="presentation">
      <style:graphic-properties draw:stroke="none" draw:fill="none" draw:auto-grow-height="false" draw:fit-to-size="shrink-to-fit">
        <text:list-style style:name="lectu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outline2" style:family="presentation" style:parent-style-name="lectures-outline1">
      <style:paragraph-properties fo:margin-top="0cm" fo:margin-bottom="0.4cm"/>
      <style:text-properties fo:font-size="28pt" style:font-size-asian="28pt" style:font-size-complex="28pt"/>
    </style:style>
    <style:style style:name="lectures-outline3" style:family="presentation" style:parent-style-name="lectures-outline2">
      <style:paragraph-properties fo:margin-top="0cm" fo:margin-bottom="0.3cm"/>
      <style:text-properties fo:font-size="24pt" style:font-size-asian="24pt" style:font-size-complex="24pt"/>
    </style:style>
    <style:style style:name="lectures-outline4" style:family="presentation" style:parent-style-name="lectures-outline3">
      <style:paragraph-properties fo:margin-top="0cm" fo:margin-bottom="0.2cm"/>
      <style:text-properties fo:font-size="20pt" style:font-size-asian="20pt" style:font-size-complex="20pt"/>
    </style:style>
    <style:style style:name="lectures-outline5" style:family="presentation" style:parent-style-name="lectures-outline4">
      <style:paragraph-properties fo:margin-top="0cm" fo:margin-bottom="0.1cm"/>
      <style:text-properties fo:font-size="20pt" style:font-size-asian="20pt" style:font-size-complex="20pt"/>
    </style:style>
    <style:style style:name="lectures-outline6" style:family="presentation" style:parent-style-name="lectures-outline5">
      <style:paragraph-properties fo:margin-top="0cm" fo:margin-bottom="0.1cm"/>
      <style:text-properties fo:font-size="20pt" style:font-size-asian="20pt" style:font-size-complex="20pt"/>
    </style:style>
    <style:style style:name="lectures-outline7" style:family="presentation" style:parent-style-name="lectures-outline6">
      <style:paragraph-properties fo:margin-top="0cm" fo:margin-bottom="0.1cm"/>
      <style:text-properties fo:font-size="20pt" style:font-size-asian="20pt" style:font-size-complex="20pt"/>
    </style:style>
    <style:style style:name="lectures-outline8" style:family="presentation" style:parent-style-name="lectures-outline7">
      <style:paragraph-properties fo:margin-top="0cm" fo:margin-bottom="0.1cm"/>
      <style:text-properties fo:font-size="20pt" style:font-size-asian="20pt" style:font-size-complex="20pt"/>
    </style:style>
    <style:style style:name="lectures-outline9" style:family="presentation" style:parent-style-name="lectures-outline8">
      <style:paragraph-properties fo:margin-top="0cm" fo:margin-bottom="0.1cm"/>
      <style:text-properties fo:font-size="20pt" style:font-size-asian="20pt" style:font-size-complex="20pt"/>
    </style:style>
    <style:style style:name="lectures-subtitle" style:family="presentation">
      <style:graphic-properties draw:stroke="none" draw:fill="none" draw:fill-image-width="0cm" draw:fill-image-height="0cm" draw:textarea-vertical-align="middle">
        <text:list-style style:name="lectures-subtitle">
          <text:list-level-style-bullet text:level="1" text:bullet-char="●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s-title" style:family="presentation">
      <style:graphic-properties draw:stroke="none" draw:fill="none" draw:fill-image-width="0cm" draw:fill-image-height="0cm" draw:textarea-vertical-align="middle">
        <text:list-style style:name="lectu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style-name="Negreta" style:font-family-generic="roman" style:font-pitch="variable" fo:font-size="36pt" fo:font-style="normal" fo:text-shadow="none" style:text-underline-style="none" fo:font-weight="bold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ctur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ctur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ctur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 draw:page-number="2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ectures" style:page-layout-name="PM1" draw:style-name="Mdp1">
      <draw:frame presentation:style-name="lectures-title" draw:layer="backgroundobjects" svg:width="25.199cm" svg:height="3.506cm" svg:x="1.4cm" svg:y="0.837cm" presentation:class="title" presentation:placeholder="true">
        <draw:text-box/>
      </draw:frame>
      <draw:frame presentation:style-name="lectur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lectures-title" draw:layer="backgroundobjects" svg:width="13.968cm" svg:height="10.476cm" svg:x="3.81cm" svg:y="2.123cm" presentation:class="page"/>
        <draw:frame presentation:style-name="lectu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28T14:05:32</meta:creation-date>
    <meta:editing-duration>PT00H10M22S</meta:editing-duration>
    <meta:editing-cycles>3</meta:editing-cycles>
    <meta:generator>OpenOffice.org/3.2$Unix OpenOffice.org_project/320m19$Build-9505</meta:generator>
    <dc:title>lectures</dc:title>
    <dc:date>2011-03-28T14:15:54</dc:date>
    <meta:document-statistic meta:object-count="104"/>
    <meta:template xlink:type="simple" xlink:actuate="onRequest" xlink:title="lectures" xlink:href="../../../../../.config/openoffice.org/user/template/lectures.otp"/>
  </office:meta>
</office:document-meta>
</file>